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2.0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7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30"/>
          <table:table-cell office:value-type="string">
            <text:p>https://officepress.net/libreoffice/function/iserror.html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IF(ISERROR([.AG7]);[.X7];LEFT([.X7];[.AG7]-1))" office:value-type="float" office:value="3">
            <text:p>3</text:p>
          </table:table-cell>
          <table:table-cell table:formula="of:=IF([.AH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</table:table-row>
        <table:table-row table:style-name="ro4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IF(ISERROR([.AG8]);[.X8];LEFT([.X8];[.AG8]-1))" office:value-type="float" office:value="10">
            <text:p>10</text:p>
          </table:table-cell>
          <table:table-cell table:formula="of:=IF([.AH8]=1;1:0)" office:value-type="boolean" office:boolean-value="false">
            <text:p>FALSE</text:p>
          </table:table-cell>
          <table:table-cell table:number-columns-repeated="982"/>
        </table:table-row>
        <table:table-row table:style-name="ro4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IF(ISERROR([.AG9]);[.X9];LEFT([.X9];[.AG9]-1))" office:value-type="string" office:string-value="1">
            <text:p>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36.376cm" svg:y="3.684cm" draw:caption-point-x="-0.61cm" draw:caption-point-y="1.539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IF(ISERROR([.AG10]);[.X10];LEFT([.X10];[.AG10]-1))" office:value-type="string" office:string-value="1">
            <text:p>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36.376cm" svg:y="4.283cm" draw:caption-point-x="-0.61cm" draw:caption-point-y="1.522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IF(ISERROR([.AG11]);[.X11];LEFT([.X11];[.AG11]-1))" office:value-type="string" office:string-value="1">
            <text:p>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IF(ISERROR([.AG12]);[.X12];LEFT([.X12];[.AG12]-1))" office:value-type="string" office:string-value="1">
            <text:p>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IF(ISERROR([.AG13]);[.X13];LEFT([.X13];[.AG13]-1))" office:value-type="string" office:string-value="101">
            <text:p>10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IF(ISERROR([.AG14]);[.X14];LEFT([.X14];[.AG14]-1))" office:value-type="string" office:string-value="109">
            <text:p>109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4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IF(ISERROR([.AG15]);[.X15];LEFT([.X15];[.AG15]-1))" office:value-type="string" office:string-value="11">
            <text:p>1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IF(ISERROR([.AG16]);[.X16];LEFT([.X16];[.AG16]-1))" office:value-type="string" office:string-value="110">
            <text:p>110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IF(ISERROR([.AG17]);[.X17];LEFT([.X17];[.AG17]-1))" office:value-type="string" office:string-value="112">
            <text:p>112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IF(ISERROR([.AG18]);[.X18];LEFT([.X18];[.AG18]-1))" office:value-type="string" office:string-value="112">
            <text:p>112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IF(ISERROR([.AG19]);[.X19];LEFT([.X19];[.AG19]-1))" office:value-type="string" office:string-value="120">
            <text:p>120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IF(ISERROR([.AG20]);[.X20];LEFT([.X20];[.AG20]-1))" office:value-type="string" office:string-value="120">
            <text:p>120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IF(ISERROR([.AG21]);[.X21];LEFT([.X21];[.AG21]-1))" office:value-type="string" office:string-value="121">
            <text:p>121</text:p>
          </table:table-cell>
          <table:table-cell table:number-columns-repeated="983"/>
        </table:table-row>
        <table:table-row table:style-name="ro4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IF(ISERROR([.AG22]);[.X22];LEFT([.X22];[.AG22]-1))" office:value-type="string" office:string-value="121">
            <text:p>121</text:p>
          </table:table-cell>
          <table:table-cell table:number-columns-repeated="983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IF(ISERROR([.AG23]);[.X23];LEFT([.X23];[.AG23]-1))" office:value-type="string" office:string-value="125">
            <text:p>125</text:p>
          </table:table-cell>
          <table:table-cell table:number-columns-repeated="983"/>
        </table:table-row>
        <table:table-row table:style-name="ro4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IF(ISERROR([.AG24]);[.X24];LEFT([.X24];[.AG24]-1))" office:value-type="string" office:string-value="126">
            <text:p>126</text:p>
          </table:table-cell>
          <table:table-cell table:number-columns-repeated="983"/>
        </table:table-row>
        <table:table-row table:style-name="ro4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316cm" draw:caption-point-x="-4.122cm" draw:caption-point-y="5.63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IF(ISERROR([.AG25]);[.X25];LEFT([.X25];[.AG25]-1))" office:value-type="string" office:string-value="126">
            <text:p>126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office:annotation draw:style-name="gr4" draw:text-style-name="P1" svg:width="2.899cm" svg:height="0.669cm" svg:x="6.91cm" svg:y="13.137cm" draw:caption-point-x="-0.61cm" draw:caption-point-y="1.393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IF(ISERROR([.AG26]);[.X26];LEFT([.X26];[.AG26]-1))" office:value-type="string" office:string-value="127">
            <text:p>12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IF(ISERROR([.AG27]);[.X27];LEFT([.X27];[.AG27]-1))" office:value-type="string" office:string-value="129">
            <text:p>129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IF(ISERROR([.AG28]);[.X28];LEFT([.X28];[.AG28]-1))" office:value-type="string" office:string-value="137">
            <text:p>13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9:.AE2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IF(ISERROR([.AG29]);[.X29];LEFT([.X29];[.AG29]-1))" office:value-type="string" office:string-value="137">
            <text:p>13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30:.AE30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IF(ISERROR([.AG30]);[.X30];LEFT([.X30];[.AG30]-1))" office:value-type="string" office:string-value="137">
            <text:p>13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F</text:p>
          </table:table-cell>
          <table:table-cell table:style-name="ce7"/>
          <table:table-cell table:style-name="ce12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1:.AE3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IF(ISERROR([.AG31]);[.X31];LEFT([.X31];[.AG31]-1))" office:value-type="string" office:string-value="137">
            <text:p>13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2:.AE32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IF(ISERROR([.AG32]);[.X32];LEFT([.X32];[.AG32]-1))" office:value-type="string" office:string-value="137">
            <text:p>13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4">
            <text:p>4</text:p>
          </table:table-cell>
          <table:table-cell table:formula="of:=IF(ISERROR([.AG33]);[.X33];LEFT([.X33];[.AG33]-1))" office:value-type="string" office:string-value="137">
            <text:p>137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IF(ISERROR([.AG34]);[.X34];LEFT([.X34];[.AG34]-1))" office:value-type="string" office:string-value="14">
            <text:p>1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IF(ISERROR([.AG35]);[.X35];LEFT([.X35];[.AG35]-1))" office:value-type="string" office:string-value="14">
            <text:p>1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IF(ISERROR([.AG36]);[.X36];LEFT([.X36];[.AG36]-1))" office:value-type="string" office:string-value="14">
            <text:p>1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3">
            <text:p>3</text:p>
          </table:table-cell>
          <table:table-cell table:formula="of:=IF(ISERROR([.AG37]);[.X37];LEFT([.X37];[.AG37]-1))" office:value-type="string" office:string-value="14">
            <text:p>1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4">
            <text:p>4</text:p>
          </table:table-cell>
          <table:table-cell table:formula="of:=IF(ISERROR([.AG38]);[.X38];LEFT([.X38];[.AG38]-1))" office:value-type="string" office:string-value="141">
            <text:p>141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0">
            <text:p>#VALUE!</text:p>
          </table:table-cell>
          <table:table-cell table:formula="of:=IF(ISERROR([.AG39]);[.X39];LEFT([.X39];[.AG39]-1))" office:value-type="string" office:string-value="142">
            <text:p>142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IF(ISERROR([.AG40]);[.X40];LEFT([.X40];[.AG40]-1))" office:value-type="string" office:string-value="143">
            <text:p>143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1:.AE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IF(ISERROR([.AG41]);[.X41];LEFT([.X41];[.AG41]-1))" office:value-type="string" office:string-value="143">
            <text:p>143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2:.AE42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IF(ISERROR([.AG42]);[.X42];LEFT([.X42];[.AG42]-1))" office:value-type="string" office:string-value="154">
            <text:p>15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3:.AE43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IF(ISERROR([.AG43]);[.X43];LEFT([.X43];[.AG43]-1))" office:value-type="string" office:string-value="158">
            <text:p>158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4:.AE44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4];1)" office:value-type="float" office:value="4">
            <text:p>4</text:p>
          </table:table-cell>
          <table:table-cell table:formula="of:=IF(ISERROR([.AG44]);[.X44];LEFT([.X44];[.AG44]-1))" office:value-type="string" office:string-value="159">
            <text:p>159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Z45:.AE4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5];1)" office:value-type="float" office:value="0">
            <text:p>#VALUE!</text:p>
          </table:table-cell>
          <table:table-cell table:formula="of:=IF(ISERROR([.AG45]);[.X45];LEFT([.X45];[.AG45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6:.AE46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6];1)" office:value-type="float" office:value="4">
            <text:p>4</text:p>
          </table:table-cell>
          <table:table-cell table:formula="of:=IF(ISERROR([.AG46]);[.X46];LEFT([.X46];[.AG46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3">
            <text:p>3</text:p>
          </table:table-cell>
          <table:table-cell table:formula="of:=IF(ISERROR([.AG47]);[.X47];LEFT([.X47];[.AG47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 table:number-columns-repeated="22"/>
          <table:table-cell table:formula="of:=IF([.AH48]&lt;&gt;1;[.AH48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2">
            <text:p>2</text:p>
          </table:table-cell>
          <table:table-cell table:formula="of:=IF(ISERROR([.AG48]);[.X48];LEFT([.X48];[.AG48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 table:number-columns-repeated="22"/>
          <table:table-cell table:formula="of:=IF([.AH49]&lt;&gt;1;[.AH49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9:.AE49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9];1)" office:value-type="float" office:value="2">
            <text:p>2</text:p>
          </table:table-cell>
          <table:table-cell table:formula="of:=IF(ISERROR([.AG49]);[.X49];LEFT([.X49];[.AG49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0]&lt;&gt;1;[.AH50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50:.AE50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0];1)" office:value-type="float" office:value="3">
            <text:p>3</text:p>
          </table:table-cell>
          <table:table-cell table:formula="of:=IF(ISERROR([.AG50]);[.X50];LEFT([.X50];[.AG50]-1)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1]&lt;&gt;1;[.AH51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Z51:.AE51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51];1)" office:value-type="float" office:value="0">
            <text:p>#VALUE!</text:p>
          </table:table-cell>
          <table:table-cell table:formula="of:=IF(ISERROR([.AG51]);[.X51];LEFT([.X51];[.AG51]-1))" office:value-type="string" office:string-value="22">
            <text:p>22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 table:number-columns-repeated="22"/>
          <table:table-cell table:formula="of:=IF([.AH52]&lt;&gt;1;[.AH52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Z52:.AE5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2];1)" office:value-type="float" office:value="0">
            <text:p>#VALUE!</text:p>
          </table:table-cell>
          <table:table-cell table:formula="of:=IF(ISERROR([.AG52]);[.X52];LEFT([.X52];[.AG52]-1))" office:value-type="string" office:string-value="23">
            <text:p>23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/>
          <table:table-cell office:value-type="string">
            <text:p>3 items</text:p>
          </table:table-cell>
          <table:table-cell table:number-columns-repeated="20"/>
          <table:table-cell table:formula="of:=IF([.AH53]&lt;&gt;1;[.AH53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3:.AE53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IF(ISERROR([.AG53]);[.X53];LEFT([.X53];[.AG53]-1)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4">
          <table:table-cell/>
          <table:table-cell table:style-name="ce2" table:formula="of:=CONCATENATE(&quot;max id=&quot;;MAX([.$C$55:.$I$68]))" office:value-type="string" office:string-value="max id=22">
            <office:annotation office:display="true" draw:style-name="gr3" draw:text-style-name="P1" svg:width="8.776cm" svg:height="3.235cm" svg:x="10.545cm" svg:y="27.105cm" draw:caption-point-x="-5.503cm" draw:caption-point-y="3.58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H54]&lt;&gt;1;[.AH54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4:.AE54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4];1)" office:value-type="float" office:value="3">
            <text:p>3</text:p>
          </table:table-cell>
          <table:table-cell table:formula="of:=IF(ISERROR([.AG54]);[.X54];LEFT([.X54];[.AG54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4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H55]&lt;&gt;1;[.AH55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5:.AE55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5];1)" office:value-type="float" office:value="3">
            <text:p>3</text:p>
          </table:table-cell>
          <table:table-cell table:formula="of:=IF(ISERROR([.AG55]);[.X55];LEFT([.X55];[.AG55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4">
          <table:table-cell/>
          <table:table-cell table:style-name="ce3" office:value-type="string">
            <text:p>B+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6]&lt;&gt;1;[.AH5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6:.AE5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IF(ISERROR([.AG56]);[.X56];LEFT([.X56];[.AG56]-1)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4">
          <table:table-cell/>
          <table:table-cell table:style-name="ce3" office:value-type="string">
            <text:p>B+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7]&lt;&gt;1;[.AH5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7:.AE5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IF(ISERROR([.AG57]);[.X57];LEFT([.X57];[.AG57]-1)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4">
          <table:table-cell/>
          <table:table-cell table:style-name="ce3" office:value-type="string">
            <text:p>C+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8]&lt;&gt;1;[.AH5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8:.AE5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IF(ISERROR([.AG58]);[.X58];LEFT([.X58];[.AG58]-1))" office:value-type="string" office:string-value="4">
            <text:p>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C+Q</text:p>
          </table:table-cell>
          <table:table-cell table:style-name="ce7" table:number-columns-repeated="4"/>
          <table:table-cell table:style-name="ce7" office:value-type="float" office:value="16">
            <text:p>1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9]&lt;&gt;1;[.AH59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2">
            <text:p>2</text:p>
          </table:table-cell>
          <table:table-cell table:formula="of:=IF(ISERROR([.AG59]);[.X59];LEFT([.X59];[.AG59]-1))" office:value-type="string" office:string-value="4">
            <text:p>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C+K</text:p>
          </table:table-cell>
          <table:table-cell table:style-name="ce7" table:number-columns-repeated="4"/>
          <table:table-cell table:style-name="ce7" office:value-type="float" office:value="18">
            <text:p>1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0]&lt;&gt;1;[.AH60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Z60:.AE6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0];1)" office:value-type="float" office:value="2">
            <text:p>2</text:p>
          </table:table-cell>
          <table:table-cell table:formula="of:=IF(ISERROR([.AG60]);[.X60];LEFT([.X60];[.AG60]-1))" office:value-type="string" office:string-value="4">
            <text:p>4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D+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1]&lt;&gt;1;[.AH61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61:.AE6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1];1)" office:value-type="float" office:value="2">
            <text:p>2</text:p>
          </table:table-cell>
          <table:table-cell table:formula="of:=IF(ISERROR([.AG61]);[.X61];LEFT([.X61];[.AG61]-1))" office:value-type="string" office:string-value="5">
            <text:p>5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D G</text:p>
          </table:table-cell>
          <table:table-cell table:style-name="ce7" table:number-columns-repeated="4"/>
          <table:table-cell table:style-name="ce7" office:value-type="float" office:value="15">
            <text:p>1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2]&lt;&gt;1;[.AH62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2">
            <text:p>2</text:p>
          </table:table-cell>
          <table:table-cell table:formula="of:=IF(ISERROR([.AG62]);[.X62];LEFT([.X62];[.AG62]-1))" office:value-type="string" office:string-value="6">
            <text:p>6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K Q</text:p>
          </table:table-cell>
          <table:table-cell table:style-name="ce7" table:number-columns-repeated="4"/>
          <table:table-cell table:style-name="ce7" office:value-type="float" office:value="19">
            <text:p>1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3]&lt;&gt;1;[.AH63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IF(ISERROR([.AG63]);[.X63];LEFT([.X63];[.AG63]-1))" office:value-type="string" office:string-value="68">
            <text:p>68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K R</text:p>
          </table:table-cell>
          <table:table-cell table:style-name="ce7" table:number-columns-repeated="4"/>
          <table:table-cell table:style-name="ce7" office:value-type="float" office:value="20">
            <text:p>2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4]&lt;&gt;1;[.AH64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4:.AE64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IF(ISERROR([.AG64]);[.X64];LEFT([.X64];[.AG64]-1))" office:value-type="string" office:string-value="68">
            <text:p>68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K P</text:p>
          </table:table-cell>
          <table:table-cell table:style-name="ce7" table:number-columns-repeated="4"/>
          <table:table-cell table:style-name="ce7" office:value-type="float" office:value="21">
            <text:p>2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5]&lt;&gt;1;[.AH65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5:.AE65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IF(ISERROR([.AG65]);[.X65];LEFT([.X65];[.AG65]-1))" office:value-type="string" office:string-value="68">
            <text:p>68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D K</text:p>
          </table:table-cell>
          <table:table-cell table:style-name="ce7" table:number-columns-repeated="4"/>
          <table:table-cell table:style-name="ce7" office:value-type="float" office:value="22">
            <text:p>2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6]&lt;&gt;1;[.AH66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6:.AE66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IF(ISERROR([.AG66]);[.X66];LEFT([.X66];[.AG66]-1))" office:value-type="string" office:string-value="68">
            <text:p>68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7]&lt;&gt;1;[.AH67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7:.AE6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7];1)" office:value-type="float" office:value="3">
            <text:p>3</text:p>
          </table:table-cell>
          <table:table-cell table:formula="of:=IF(ISERROR([.AG67]);[.X67];LEFT([.X67];[.AG67]-1))" office:value-type="string" office:string-value="69">
            <text:p>69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8]&lt;&gt;1;[.AH68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8:.AE68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IF(ISERROR([.AG68]);[.X68];LEFT([.X68];[.AG68]-1))" office:value-type="string" office:string-value="69">
            <text:p>69</text:p>
          </table:table-cell>
          <table:table-cell table:number-columns-repeated="983"/>
        </table:table-row>
        <table:table-row table:style-name="ro4">
          <table:table-cell/>
          <table:table-cell table:number-columns-repeated="8" office:value-type="string">
            <text:p>*</text:p>
          </table:table-cell>
          <table:table-cell table:formula="of:=[.B54]" office:value-type="string" office:string-value="max id=22">
            <text:p>max id=22</text:p>
          </table:table-cell>
          <table:table-cell table:number-columns-repeated="12"/>
          <table:table-cell table:formula="of:=IF([.AH69]&lt;&gt;1;[.AH69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9:.AE69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IF(ISERROR([.AG69]);[.X69];LEFT([.X69];[.AG69]-1))" office:value-type="string" office:string-value="69">
            <text:p>69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70]&lt;&gt;1;[.AH70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70:.AE70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0];1)" office:value-type="float" office:value="3">
            <text:p>3</text:p>
          </table:table-cell>
          <table:table-cell table:formula="of:=IF(ISERROR([.AG70]);[.X70];LEFT([.X70];[.AG70]-1))" office:value-type="string" office:string-value="69">
            <text:p>69</text:p>
          </table:table-cell>
          <table:table-cell table:number-columns-repeated="983"/>
        </table:table-row>
        <table:table-row table:style-name="ro4">
          <table:table-cell/>
          <table:table-cell office:value-type="string">
            <text:p>4 items</text:p>
          </table:table-cell>
          <table:table-cell table:number-columns-repeated="20"/>
          <table:table-cell table:formula="of:=IF([.AH71]&lt;&gt;1;[.AH71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Z71:.AE7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1];1)" office:value-type="float" office:value="0">
            <text:p>#VALUE!</text:p>
          </table:table-cell>
          <table:table-cell table:formula="of:=IF(ISERROR([.AG71]);[.X71];LEFT([.X71];[.AG71]-1))" office:value-type="string" office:string-value="7">
            <text:p>7</text:p>
          </table:table-cell>
          <table:table-cell table:formula="of:=ISERROR([.AH71])" office:value-type="boolean" office:boolean-value="false">
            <text:p>FALSE</text:p>
          </table:table-cell>
          <table:table-cell table:number-columns-repeated="982"/>
        </table:table-row>
        <table:table-row table:style-name="ro4">
          <table:table-cell/>
          <table:table-cell table:style-name="ce2" table:formula="of:=CONCATENATE(&quot;max id=&quot;;MAX([.C73:.I86]))" office:value-type="string" office:string-value="max id=1">
            <office:annotation office:display="true" draw:style-name="gr3" draw:text-style-name="P1" svg:width="8.776cm" svg:height="3.235cm" svg:x="17.434cm" svg:y="40.8cm" draw:caption-point-x="-12.392cm" draw:caption-point-y="0.35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H72]&lt;&gt;1;[.AH72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72:.AE7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IF(ISERROR([.AG72]);[.X72];LEFT([.X72];[.AG72]-1))" office:value-type="string" office:string-value="70">
            <text:p>70</text:p>
          </table:table-cell>
          <table:table-cell table:number-columns-repeated="983"/>
        </table:table-row>
        <table:table-row table:style-name="ro4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73]&lt;&gt;1;[.AH73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3">
            <text:p>3</text:p>
          </table:table-cell>
          <table:table-cell table:formula="of:=IF(ISERROR([.AG73]);[.X73];LEFT([.X73];[.AG73]-1))" office:value-type="string" office:string-value="70">
            <text:p>70</text:p>
          </table:table-cell>
          <table:table-cell table:number-columns-repeated="983"/>
        </table:table-row>
        <table:table-row table:style-name="ro5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4]&lt;&gt;1;[.AH74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74:.AE7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IF(ISERROR([.AG74]);[.X74];LEFT([.X74];[.AG74]-1))" office:value-type="string" office:string-value="71">
            <text:p>71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5]&lt;&gt;1;[.AH75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IF(ISERROR([.AG75]);[.X75];LEFT([.X75];[.AG75]-1))" office:value-type="string" office:string-value="73">
            <text:p>73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6]&lt;&gt;1;[.AH76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6:.AE76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IF(ISERROR([.AG76]);[.X76];LEFT([.X76];[.AG76]-1))" office:value-type="string" office:string-value="74">
            <text:p>74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7]&lt;&gt;1;[.AH77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7:.AE77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7];1)" office:value-type="float" office:value="3">
            <text:p>3</text:p>
          </table:table-cell>
          <table:table-cell table:formula="of:=IF(ISERROR([.AG77]);[.X77];LEFT([.X77];[.AG77]-1))" office:value-type="string" office:string-value="74">
            <text:p>74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8]&lt;&gt;1;[.AH78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Z78:.AE78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8];1)" office:value-type="float" office:value="0">
            <text:p>#VALUE!</text:p>
          </table:table-cell>
          <table:table-cell table:formula="of:=IF(ISERROR([.AG78]);[.X78];LEFT([.X78];[.AG78]-1))" office:value-type="string" office:string-value="8">
            <text:p>8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9]&lt;&gt;1;[.AH79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9:.AE79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IF(ISERROR([.AG79]);[.X79];LEFT([.X79];[.AG79]-1))" office:value-type="string" office:string-value="82">
            <text:p>82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0]&lt;&gt;1;[.AH80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80:.AE80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0];1)" office:value-type="float" office:value="3">
            <text:p>3</text:p>
          </table:table-cell>
          <table:table-cell table:formula="of:=IF(ISERROR([.AG80]);[.X80];LEFT([.X80];[.AG80]-1))" office:value-type="string" office:string-value="82">
            <text:p>82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1]&lt;&gt;1;[.AH81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81:.AE81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IF(ISERROR([.AG81]);[.X81];LEFT([.X81];[.AG81]-1))" office:value-type="string" office:string-value="82">
            <text:p>82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2]&lt;&gt;1;[.AH82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82:.AE82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2];1)" office:value-type="float" office:value="3">
            <text:p>3</text:p>
          </table:table-cell>
          <table:table-cell table:formula="of:=IF(ISERROR([.AG82]);[.X82];LEFT([.X82];[.AG82]-1))" office:value-type="string" office:string-value="83">
            <text:p>83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3]&lt;&gt;1;[.AH83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Z83:.AE83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3];1)" office:value-type="float" office:value="0">
            <text:p>#VALUE!</text:p>
          </table:table-cell>
          <table:table-cell table:formula="of:=IF(ISERROR([.AG83]);[.X83];LEFT([.X83];[.AG83]-1))" office:value-type="string" office:string-value="9">
            <text:p>9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4]&lt;&gt;1;[.AH84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84:.AE84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IF(ISERROR([.AG84]);[.X84];LEFT([.X84];[.AG84]-1))" office:value-type="string" office:string-value="91">
            <text:p>91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5]&lt;&gt;1;[.AH85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5:.AE85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5];1)" office:value-type="float" office:value="3">
            <text:p>3</text:p>
          </table:table-cell>
          <table:table-cell table:formula="of:=IF(ISERROR([.AG85]);[.X85];LEFT([.X85];[.AG85]-1))" office:value-type="string" office:string-value="91">
            <text:p>91</text:p>
          </table:table-cell>
          <table:table-cell table:number-columns-repeated="983"/>
        </table:table-row>
        <table:table-row table:style-name="ro4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6]&lt;&gt;1;[.AH86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6:.AE86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IF(ISERROR([.AG86]);[.X86];LEFT([.X86];[.AG86]-1))" office:value-type="string" office:string-value="91">
            <text:p>91</text:p>
          </table:table-cell>
          <table:table-cell table:number-columns-repeated="983"/>
        </table:table-row>
        <table:table-row table:style-name="ro4">
          <table:table-cell/>
          <table:table-cell table:number-columns-repeated="8" office:value-type="string">
            <text:p>*</text:p>
          </table:table-cell>
          <table:table-cell table:formula="of:=[.B72]" office:value-type="string" office:string-value="max id=1">
            <text:p>max id=1</text:p>
          </table:table-cell>
          <table:table-cell table:number-columns-repeated="12"/>
          <table:table-cell table:formula="of:=IF([.AH87]&lt;&gt;1;[.AH87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7:.AE87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7];1)" office:value-type="float" office:value="3">
            <text:p>3</text:p>
          </table:table-cell>
          <table:table-cell table:formula="of:=IF(ISERROR([.AG87]);[.X87];LEFT([.X87];[.AG87]-1))" office:value-type="string" office:string-value="91">
            <text:p>91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88]&lt;&gt;1;[.AH88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8:.AE8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8];1)" office:value-type="float" office:value="3">
            <text:p>3</text:p>
          </table:table-cell>
          <table:table-cell table:formula="of:=IF(ISERROR([.AG88]);[.X88];LEFT([.X88];[.AG88]-1))" office:value-type="string" office:string-value="91">
            <text:p>91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89]&lt;&gt;1;[.AH89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9:.AE8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9];1)" office:value-type="float" office:value="3">
            <text:p>3</text:p>
          </table:table-cell>
          <table:table-cell table:formula="of:=IF(ISERROR([.AG89]);[.X89];LEFT([.X89];[.AG89]-1))" office:value-type="string" office:string-value="92">
            <text:p>92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0]&lt;&gt;1;[.AH90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Z90:.AE90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0];1)" office:value-type="float" office:value="0">
            <text:p>#VALUE!</text:p>
          </table:table-cell>
          <table:table-cell table:formula="of:=IF(ISERROR([.AG90]);[.X90];LEFT([.X90];[.AG90]-1))" office:value-type="string" office:string-value="93">
            <text:p>93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1]&lt;&gt;1;[.AH91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91:.AE91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1];1)" office:value-type="float" office:value="3">
            <text:p>3</text:p>
          </table:table-cell>
          <table:table-cell table:formula="of:=IF(ISERROR([.AG91]);[.X91];LEFT([.X91];[.AG91]-1))" office:value-type="string" office:string-value="98">
            <text:p>98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2]&lt;&gt;1;[.AH92];0)" office:value-type="float" office:value="0">
            <text:p>0</text:p>
          </table:table-cell>
          <table:table-cell table:style-name="ce15"/>
          <table:table-cell table:style-name="ce16" table:formula="of:=COUNTA([.Z92:.AE9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2];1)" office:value-type="float" office:value="0">
            <text:p>#VALUE!</text:p>
          </table:table-cell>
          <table:table-cell table:formula="of:=IF(ISERROR([.AG92]);[.X92];LEFT([.X92];[.AG92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3]&lt;&gt;1;[.AH93];0)" office:value-type="float" office:value="0">
            <text:p>0</text:p>
          </table:table-cell>
          <table:table-cell table:style-name="ce15"/>
          <table:table-cell table:style-name="ce16" table:formula="of:=COUNTA([.Z93:.AE9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3];1)" office:value-type="float" office:value="0">
            <text:p>#VALUE!</text:p>
          </table:table-cell>
          <table:table-cell table:formula="of:=IF(ISERROR([.AG93]);[.X93];LEFT([.X93];[.AG93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4]&lt;&gt;1;[.AH94];0)" office:value-type="float" office:value="0">
            <text:p>0</text:p>
          </table:table-cell>
          <table:table-cell table:style-name="ce15"/>
          <table:table-cell table:style-name="ce16" table:formula="of:=COUNTA([.Z94:.AE9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4];1)" office:value-type="float" office:value="0">
            <text:p>#VALUE!</text:p>
          </table:table-cell>
          <table:table-cell table:formula="of:=IF(ISERROR([.AG94]);[.X94];LEFT([.X94];[.AG94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5]&lt;&gt;1;[.AH95];0)" office:value-type="float" office:value="0">
            <text:p>0</text:p>
          </table:table-cell>
          <table:table-cell table:style-name="ce15"/>
          <table:table-cell table:style-name="ce16" table:formula="of:=COUNTA([.Z95:.AE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5];1)" office:value-type="float" office:value="0">
            <text:p>#VALUE!</text:p>
          </table:table-cell>
          <table:table-cell table:formula="of:=IF(ISERROR([.AG95]);[.X95];LEFT([.X95];[.AG95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96]&lt;&gt;1;[.AH96];0)" office:value-type="float" office:value="0">
            <text:p>0</text:p>
          </table:table-cell>
          <table:table-cell table:style-name="ce15"/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6];1)" office:value-type="float" office:value="0">
            <text:p>#VALUE!</text:p>
          </table:table-cell>
          <table:table-cell table:formula="of:=IF(ISERROR([.AG96]);[.X96];LEFT([.X96];[.AG96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number-columns-repeated="2" office:value-type="string">
            <text:p>*</text:p>
          </table:table-cell>
          <table:table-cell table:formula="of:=IF(ISERROR([.AG97]);[.X97];LEFT([.X97];[.AG97]-1)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23"/>
          <table:table-cell office:value-type="string">
            <text:p>3 items</text:p>
          </table:table-cell>
          <table:table-cell table:number-columns-repeated="993"/>
        </table:table-row>
        <table:table-row table:style-name="ro4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00];1)" office:value-type="float" office:value="0">
            <text:p>#VALUE!</text:p>
          </table:table-cell>
          <table:table-cell table:formula="of:=IF(ISERROR([.AG100]);[.X100];LEFT([.X100];[.AG100]-1))" office:value-type="string" office:string-value="id">
            <text:p>id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1]&lt;&gt;1;[.AH101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Z101:.AE10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1];1)" office:value-type="float" office:value="0">
            <text:p>#VALUE!</text:p>
          </table:table-cell>
          <table:table-cell table:formula="of:=IF(ISERROR([.AG101]);[.X101];LEFT([.X101];[.AG101]-1))" office:value-type="float" office:value="13">
            <text:p>13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2]&lt;&gt;1;[.AH102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Z102:.AE10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2];1)" office:value-type="float" office:value="0">
            <text:p>#VALUE!</text:p>
          </table:table-cell>
          <table:table-cell table:formula="of:=IF(ISERROR([.AG102]);[.X102];LEFT([.X102];[.AG102]-1))" office:value-type="string" office:string-value="14">
            <text:p>14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3]&lt;&gt;1;[.AH103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3];1)" office:value-type="float" office:value="0">
            <text:p>#VALUE!</text:p>
          </table:table-cell>
          <table:table-cell table:formula="of:=IF(ISERROR([.AG103]);[.X103];LEFT([.X103];[.AG103]-1))" office:value-type="string" office:string-value="15">
            <text:p>15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4]&lt;&gt;1;[.AH104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Z104:.AE10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4];1)" office:value-type="float" office:value="3">
            <text:p>3</text:p>
          </table:table-cell>
          <table:table-cell table:formula="of:=IF(ISERROR([.AG104]);[.X104];LEFT([.X104];[.AG104]-1))" office:value-type="string" office:string-value="15">
            <text:p>15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5]&lt;&gt;1;[.AH105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Z105:.AE105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5];1)" office:value-type="float" office:value="3">
            <text:p>3</text:p>
          </table:table-cell>
          <table:table-cell table:formula="of:=IF(ISERROR([.AG105]);[.X105];LEFT([.X105];[.AG105]-1))" office:value-type="string" office:string-value="16">
            <text:p>16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6]&lt;&gt;1;[.AH106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Z106:.AE106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6];1)" office:value-type="float" office:value="3">
            <text:p>3</text:p>
          </table:table-cell>
          <table:table-cell table:formula="of:=IF(ISERROR([.AG106]);[.X106];LEFT([.X106];[.AG106]-1))" office:value-type="string" office:string-value="17">
            <text:p>17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7]&lt;&gt;1;[.AH107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Z107:.AE107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7];1)" office:value-type="float" office:value="3">
            <text:p>3</text:p>
          </table:table-cell>
          <table:table-cell table:formula="of:=IF(ISERROR([.AG107]);[.X107];LEFT([.X107];[.AG107]-1))" office:value-type="string" office:string-value="18">
            <text:p>18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8]&lt;&gt;1;[.AH108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Z108:.AE10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8];1)" office:value-type="float" office:value="3">
            <text:p>3</text:p>
          </table:table-cell>
          <table:table-cell table:formula="of:=IF(ISERROR([.AG108]);[.X108];LEFT([.X108];[.AG108]-1))" office:value-type="string" office:string-value="21">
            <text:p>21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09]&lt;&gt;1;[.AH109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Z109:.AE109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109];1)" office:value-type="float" office:value="3">
            <text:p>3</text:p>
          </table:table-cell>
          <table:table-cell table:formula="of:=IF(ISERROR([.AG109]);[.X109];LEFT([.X109];[.AG109]-1))" office:value-type="string" office:string-value="22">
            <text:p>22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10]&lt;&gt;1;[.AH110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Z110:.AE110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0];1)" office:value-type="float" office:value="3">
            <text:p>3</text:p>
          </table:table-cell>
          <table:table-cell table:formula="of:=IF(ISERROR([.AG110]);[.X110];LEFT([.X110];[.AG110]-1))" office:value-type="string" office:string-value="14">
            <text:p>14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11]&lt;&gt;1;[.AH111];0)" office:value-type="float" office:value="0">
            <text:p>0</text:p>
          </table:table-cell>
          <table:table-cell table:style-name="ce15"/>
          <table:table-cell table:style-name="ce16" table:formula="of:=COUNTA([.Z111:.AE11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1];1)" office:value-type="float" office:value="0">
            <text:p>#VALUE!</text:p>
          </table:table-cell>
          <table:table-cell table:formula="of:=IF(ISERROR([.AG111]);[.X111];LEFT([.X111];[.AG111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12]&lt;&gt;1;[.AH112];0)" office:value-type="float" office:value="0">
            <text:p>0</text:p>
          </table:table-cell>
          <table:table-cell table:style-name="ce15"/>
          <table:table-cell table:style-name="ce16" table:formula="of:=COUNTA([.Z112:.AE11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2];1)" office:value-type="float" office:value="0">
            <text:p>#VALUE!</text:p>
          </table:table-cell>
          <table:table-cell table:formula="of:=IF(ISERROR([.AG112]);[.X112];LEFT([.X112];[.AG112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13]&lt;&gt;1;[.AH113];0)" office:value-type="float" office:value="0">
            <text:p>0</text:p>
          </table:table-cell>
          <table:table-cell table:style-name="ce15"/>
          <table:table-cell table:style-name="ce16" table:formula="of:=COUNTA([.Z113:.AE11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3];1)" office:value-type="float" office:value="0">
            <text:p>#VALUE!</text:p>
          </table:table-cell>
          <table:table-cell table:formula="of:=IF(ISERROR([.AG113]);[.X113];LEFT([.X113];[.AG113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14]&lt;&gt;1;[.AH114];0)" office:value-type="float" office:value="0">
            <text:p>0</text:p>
          </table:table-cell>
          <table:table-cell table:style-name="ce15"/>
          <table:table-cell table:style-name="ce16" table:formula="of:=COUNTA([.Z114:.AE11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4];1)" office:value-type="float" office:value="0">
            <text:p>#VALUE!</text:p>
          </table:table-cell>
          <table:table-cell table:formula="of:=IF(ISERROR([.AG114]);[.X114];LEFT([.X114];[.AG114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23"/>
          <table:table-cell office:value-type="string">
            <text:p>4 items</text:p>
          </table:table-cell>
          <table:table-cell table:number-columns-repeated="993"/>
        </table:table-row>
        <table:table-row table:style-name="ro4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18];1)" office:value-type="float" office:value="0">
            <text:p>#VALUE!</text:p>
          </table:table-cell>
          <table:table-cell table:formula="of:=IF(ISERROR([.AG118]);[.X118];LEFT([.X118];[.AG118]-1))" office:value-type="string" office:string-value="id">
            <text:p>id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19]&lt;&gt;1;[.AH119];0)" office:value-type="float" office:value="0">
            <text:p>0</text:p>
          </table:table-cell>
          <table:table-cell table:style-name="ce15"/>
          <table:table-cell table:style-name="ce16" table:formula="of:=COUNTA([.Z119:.AE11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9];1)" office:value-type="float" office:value="0">
            <text:p>#VALUE!</text:p>
          </table:table-cell>
          <table:table-cell table:formula="of:=IF(ISERROR([.AG119]);[.X119];LEFT([.X119];[.AG119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0]&lt;&gt;1;[.AH120];0)" office:value-type="float" office:value="0">
            <text:p>0</text:p>
          </table:table-cell>
          <table:table-cell table:style-name="ce15"/>
          <table:table-cell table:style-name="ce16" table:formula="of:=COUNTA([.Z120:.AE1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0];1)" office:value-type="float" office:value="0">
            <text:p>#VALUE!</text:p>
          </table:table-cell>
          <table:table-cell table:formula="of:=IF(ISERROR([.AG120]);[.X120];LEFT([.X120];[.AG120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1]&lt;&gt;1;[.AH121];0)" office:value-type="float" office:value="0">
            <text:p>0</text:p>
          </table:table-cell>
          <table:table-cell table:style-name="ce15"/>
          <table:table-cell table:style-name="ce16" table:formula="of:=COUNTA([.Z121:.AE12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1];1)" office:value-type="float" office:value="0">
            <text:p>#VALUE!</text:p>
          </table:table-cell>
          <table:table-cell table:formula="of:=IF(ISERROR([.AG121]);[.X121];LEFT([.X121];[.AG121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2]&lt;&gt;1;[.AH122];0)" office:value-type="float" office:value="0">
            <text:p>0</text:p>
          </table:table-cell>
          <table:table-cell table:style-name="ce15"/>
          <table:table-cell table:style-name="ce16" table:formula="of:=COUNTA([.Z122:.AE12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2];1)" office:value-type="float" office:value="0">
            <text:p>#VALUE!</text:p>
          </table:table-cell>
          <table:table-cell table:formula="of:=IF(ISERROR([.AG122]);[.X122];LEFT([.X122];[.AG122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3]&lt;&gt;1;[.AH123];0)" office:value-type="float" office:value="0">
            <text:p>0</text:p>
          </table:table-cell>
          <table:table-cell table:style-name="ce15"/>
          <table:table-cell table:style-name="ce16" table:formula="of:=COUNTA([.Z123:.AE1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3];1)" office:value-type="float" office:value="0">
            <text:p>#VALUE!</text:p>
          </table:table-cell>
          <table:table-cell table:formula="of:=IF(ISERROR([.AG123]);[.X123];LEFT([.X123];[.AG123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4]&lt;&gt;1;[.AH124];0)" office:value-type="float" office:value="0">
            <text:p>0</text:p>
          </table:table-cell>
          <table:table-cell table:style-name="ce15"/>
          <table:table-cell table:style-name="ce16" table:formula="of:=COUNTA([.Z124:.AE1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4];1)" office:value-type="float" office:value="0">
            <text:p>#VALUE!</text:p>
          </table:table-cell>
          <table:table-cell table:formula="of:=IF(ISERROR([.AG124]);[.X124];LEFT([.X124];[.AG124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5]&lt;&gt;1;[.AH125];0)" office:value-type="float" office:value="0">
            <text:p>0</text:p>
          </table:table-cell>
          <table:table-cell table:style-name="ce15"/>
          <table:table-cell table:style-name="ce16" table:formula="of:=COUNTA([.Z125:.AE1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5];1)" office:value-type="float" office:value="0">
            <text:p>#VALUE!</text:p>
          </table:table-cell>
          <table:table-cell table:formula="of:=IF(ISERROR([.AG125]);[.X125];LEFT([.X125];[.AG125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6]&lt;&gt;1;[.AH126];0)" office:value-type="float" office:value="0">
            <text:p>0</text:p>
          </table:table-cell>
          <table:table-cell table:style-name="ce15"/>
          <table:table-cell table:style-name="ce16" table:formula="of:=COUNTA([.Z126:.AE1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6];1)" office:value-type="float" office:value="0">
            <text:p>#VALUE!</text:p>
          </table:table-cell>
          <table:table-cell table:formula="of:=IF(ISERROR([.AG126]);[.X126];LEFT([.X126];[.AG126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7]&lt;&gt;1;[.AH127];0)" office:value-type="float" office:value="0">
            <text:p>0</text:p>
          </table:table-cell>
          <table:table-cell table:style-name="ce15"/>
          <table:table-cell table:style-name="ce16" table:formula="of:=COUNTA([.Z127:.AE1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7];1)" office:value-type="float" office:value="0">
            <text:p>#VALUE!</text:p>
          </table:table-cell>
          <table:table-cell table:formula="of:=IF(ISERROR([.AG127]);[.X127];LEFT([.X127];[.AG127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8]&lt;&gt;1;[.AH128];0)" office:value-type="float" office:value="0">
            <text:p>0</text:p>
          </table:table-cell>
          <table:table-cell table:style-name="ce15"/>
          <table:table-cell table:style-name="ce16" table:formula="of:=COUNTA([.Z128:.AE1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8];1)" office:value-type="float" office:value="0">
            <text:p>#VALUE!</text:p>
          </table:table-cell>
          <table:table-cell table:formula="of:=IF(ISERROR([.AG128]);[.X128];LEFT([.X128];[.AG128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29]&lt;&gt;1;[.AH129];0)" office:value-type="float" office:value="0">
            <text:p>0</text:p>
          </table:table-cell>
          <table:table-cell table:style-name="ce15"/>
          <table:table-cell table:style-name="ce16" table:formula="of:=COUNTA([.Z129:.AE1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9];1)" office:value-type="float" office:value="0">
            <text:p>#VALUE!</text:p>
          </table:table-cell>
          <table:table-cell table:formula="of:=IF(ISERROR([.AG129]);[.X129];LEFT([.X129];[.AG129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30]&lt;&gt;1;[.AH130];0)" office:value-type="float" office:value="0">
            <text:p>0</text:p>
          </table:table-cell>
          <table:table-cell table:style-name="ce15"/>
          <table:table-cell table:style-name="ce16" table:formula="of:=COUNTA([.Z130:.AE1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0];1)" office:value-type="float" office:value="0">
            <text:p>#VALUE!</text:p>
          </table:table-cell>
          <table:table-cell table:formula="of:=IF(ISERROR([.AG130]);[.X130];LEFT([.X130];[.AG130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31]&lt;&gt;1;[.AH131];0)" office:value-type="float" office:value="0">
            <text:p>0</text:p>
          </table:table-cell>
          <table:table-cell table:style-name="ce15"/>
          <table:table-cell table:style-name="ce16" table:formula="of:=COUNTA([.Z131:.AE13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1];1)" office:value-type="float" office:value="0">
            <text:p>#VALUE!</text:p>
          </table:table-cell>
          <table:table-cell table:formula="of:=IF(ISERROR([.AG131]);[.X131];LEFT([.X131];[.AG131]-1))" office:value-type="float" office:value="0">
            <text:p>0</text:p>
          </table:table-cell>
          <table:table-cell table:number-columns-repeated="983"/>
        </table:table-row>
        <table:table-row table:style-name="ro4">
          <table:table-cell table:number-columns-repeated="22"/>
          <table:table-cell table:formula="of:=IF([.AH132]&lt;&gt;1;[.AH132];0)" office:value-type="float" office:value="0">
            <text:p>0</text:p>
          </table:table-cell>
          <table:table-cell table:style-name="ce15"/>
          <table:table-cell table:style-name="ce16" table:formula="of:=COUNTA([.Z132:.AE13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2];1)" office:value-type="float" office:value="0">
            <text:p>#VALUE!</text:p>
          </table:table-cell>
          <table:table-cell table:formula="of:=IF(ISERROR([.AG132]);[.X132];LEFT([.X132];[.AG132]-1))" office:value-type="float" office:value="0">
            <text:p>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table:formula="of:=NOW()" office:value-type="date" office:date-value="2020-11-18T00:46:04.71">
            <text:p>2020/11/18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4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5cm" draw:caption-point-x="-4.122cm" draw:caption-point-y="5.63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table:formula="of:=NOW()" office:value-type="date" office:date-value="2020-11-18T00:46:04.81">
            <text:p>2020/11/18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8cm" draw:caption-point-x="-5.503cm" draw:caption-point-y="3.58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W7:'2'.AH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2020/11/18</text:date>, <text:time>00:4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8T00:46:04.43</dc:date>
    <dc:creator>iwabuchi ken</dc:creator>
    <meta:editing-duration>P1DT1H40M59S</meta:editing-duration>
    <meta:editing-cycles>185</meta:editing-cycles>
    <meta:generator>OpenOffice/4.1.3$Win32 OpenOffice.org_project/413m1$Build-9783</meta:generator>
    <meta:document-statistic meta:table-count="3" meta:cell-count="1637" meta:object-count="0"/>
  </office:meta>
</office:document-meta>
</file>